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3F0000005DA074AAF0.png"/>
  <manifest:file-entry manifest:media-type="image/png" manifest:full-path="Pictures/100000000000037E00000047678E47EB.png"/>
  <manifest:file-entry manifest:media-type="image/png" manifest:full-path="Pictures/10000000000004400000003A3792FD94.png"/>
  <manifest:file-entry manifest:media-type="image/png" manifest:full-path="Pictures/100000000000037000000035478BC1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Illustration">
      <style:text-properties fo:font-size="9pt" style:font-size-asian="9pt" style:font-size-complex="9pt"/>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Starten der verteilten Anwendung:</text:p>
      <text:p text:style-name="Standard"/>
      <text:p text:style-name="Standard"/>
      <text:p text:style-name="Standard"><text:span text:style-name="T1">1.1 Server</text:span><text:tab/></text:p>
      <text:p text:style-name="Standard"/>
      <text:p text:style-name="P1">Als erstes muss der Server gestartet werden. Mit dem ersten Argument kann der Debugmodus aktiviert werden (Exceptions werden ausgegeben etc.). Nach ca. 3 Sekunden sollte SERVER STARTED ausgeben werden. <text:s/></text:p>
      <text:p text:style-name="Standard"/>
      <text:p text:style-name="Standard"><draw:frame draw:style-name="fr1" draw:name="Rahmen1" text:anchor-type="paragraph" svg:y="0cm" svg:width="15.596cm" draw:z-index="0"><draw:text-box fo:min-height="1.238cm"><text:p text:style-name="P4"><draw:frame draw:style-name="fr4" draw:name="Grafik1" text:anchor-type="paragraph" svg:width="15.596cm" svg:height="1.238cm" style:rel-height="scale" draw:z-index="1"><draw:image xlink:href="Pictures/100000000000037E00000047678E47EB.png" xlink:type="simple" xlink:show="embed" xlink:actuate="onLoad"/></draw:frame><text:line-break/>Abbildung <text:sequence text:ref-name="refIllustration0" text:name="Illustration" text:formula="ooow:Illustration+1" style:num-format="1">1</text:sequence>: Server starten</text:p></draw:text-box></draw:frame></text:p>
      <text:p text:style-name="Standard"/>
      <text:p text:style-name="P2">1.2 GUI</text:p>
      <text:p text:style-name="P2"/>
      <text:p text:style-name="P1">Als nächstes kann das Skript für die Konfiguration auf der Maschine des Servers gestartet werden. Das erste Argument ist die IP-Adresse des Servers. Nun kann man die Anzahl der Plätze und Philosophen eingeben.</text:p>
      <text:p text:style-name="Standard"><draw:frame draw:style-name="fr2" draw:name="Rahmen2" text:anchor-type="paragraph" svg:x="0.681cm" svg:y="0.402cm" svg:width="15.401cm" draw:z-index="2"><draw:text-box fo:min-height="0.928cm"><text:p text:style-name="P4"><draw:frame draw:style-name="fr4" draw:name="Grafik2" text:anchor-type="paragraph" svg:width="15.401cm" svg:height="0.928cm" style:rel-height="scale" draw:z-index="3"><draw:image xlink:href="Pictures/100000000000037000000035478BC1EC.png" xlink:type="simple" xlink:show="embed" xlink:actuate="onLoad"/></draw:frame><text:line-break/>Abbildung <text:sequence text:ref-name="refIllustration1" text:name="Illustration" text:formula="ooow:Illustration+1" style:num-format="1">2</text:sequence>: GUI Starten</text:p></draw:text-box></draw:frame></text:p>
      <text:p text:style-name="Standard"/>
      <text:p text:style-name="P2">1.3 Client</text:p>
      <text:p text:style-name="Standard"/>
      <text:p text:style-name="P1">Nun können die Clients gestartet werden. Das erste Argument ist die IP-Adresse des Servers, das zweite die IP des Clients. Danach folgt der Port der RMI Registry und der Debugmodus. Läuft der erste Client mit auf der physikalischen Maschine des Servers wird keine weitere RMI Registry benötigt (s. Abbildung 3). Ansonsten muss diese mit gestartet werden (s. Abbildung 4).</text:p>
      <text:p text:style-name="Standard"/>
      <text:p text:style-name="Standard"><draw:frame draw:style-name="fr3" draw:name="Rahmen3" text:anchor-type="paragraph" svg:width="16.15cm" draw:z-index="4"><draw:text-box fo:min-height="0.859cm"><text:p text:style-name="P4"><draw:frame draw:style-name="fr4" draw:name="Grafik3" text:anchor-type="paragraph" svg:width="16.15cm" svg:height="0.859cm" style:rel-height="scale" draw:z-index="5"><draw:image xlink:href="Pictures/10000000000004400000003A3792FD94.png" xlink:type="simple" xlink:show="embed" xlink:actuate="onLoad"/></draw:frame><text:line-break/>Abbildung <text:sequence text:ref-name="refIllustration2" text:name="Illustration" text:formula="ooow:Illustration+1" style:num-format="1">3</text:sequence>: Client mit auf Server</text:p></draw:text-box></draw:frame></text:p>
      <text:p text:style-name="Standard"/>
      <text:p text:style-name="Standard"><draw:frame draw:style-name="fr3" draw:name="Rahmen4" text:anchor-type="paragraph" svg:width="16.087cm" draw:z-index="6"><draw:text-box fo:min-height="1.376cm"><text:p text:style-name="P4"><draw:frame draw:style-name="fr4" draw:name="Grafik4" text:anchor-type="paragraph" svg:width="16.087cm" svg:height="1.376cm" style:rel-height="scale" draw:z-index="7"><draw:image xlink:href="Pictures/100000000000043F0000005DA074AAF0.png" xlink:type="simple" xlink:show="embed" xlink:actuate="onLoad"/></draw:frame><text:line-break/>Abbildung <text:sequence text:ref-name="refIllustration3" text:name="Illustration" text:formula="ooow:Illustration+1" style:num-format="1">4</text:sequence>: Client auf eigener Maschin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Buchmann</meta:initial-creator>
    <meta:creation-date>2015-12-13T20:02:52.06</meta:creation-date>
    <meta:document-statistic meta:table-count="0" meta:image-count="4" meta:object-count="0" meta:page-count="1" meta:paragraph-count="11" meta:word-count="152" meta:character-count="976"/>
    <dc:date>2015-12-13T20:25:17.90</dc:date>
    <dc:creator>Andreas Buchmann</dc:creator>
    <meta:editing-duration>PT2S</meta:editing-duration>
    <meta:editing-cycles>1</meta:editing-cycles>
    <meta:generator>OpenOffice/4.1.2$Win32 OpenOffice.org_project/412m3$Build-9782</meta:generator>
  </office:meta>
</office:document-meta>
</file>